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86.36mm" svg:y="9.5mm">
            <loext:p draw:notify-on-update-of-ranges="Hoja1.F5:Hoja1.F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% se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emento</text:p>
          </table:table-cell>
          <table:table-cell table:number-columns-repeated="2"/>
          <table:table-cell office:value-type="string" calcext:value-type="string">
            <text:p>amplitud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PI()/180" office:value-type="float" office:value="0" calcext:value-type="float">
            <text:p>0</text:p>
          </table:table-cell>
          <table:table-cell table:formula="of:=SIN([.B5])" office:value-type="float" office:value="0" calcext:value-type="float">
            <text:p>0</text:p>
          </table:table-cell>
          <table:table-cell table:formula="of:=[.C5]*[.$D$3]" office:value-type="float" office:value="-0" calcext:value-type="float">
            <text:p>0</text:p>
          </table:table-cell>
          <table:table-cell table:formula="of:=TRUNC([.D5]; 1)" office:value-type="float" office:value="-0" calcext:value-type="float">
            <text:p>0</text:p>
          </table:table-cell>
          <table:table-cell table:formula="of:=[.E5]+[.$F$3]" office:value-type="float" office:value="7" calcext:value-type="float">
            <text:p>7</text:p>
          </table:table-cell>
        </table:table-row>
        <table:table-row table:style-name="ro1">
          <table:table-cell table:formula="of:=[.A5]+[.$A$3]" office:value-type="float" office:value="2.5" calcext:value-type="float">
            <text:p>2,5</text:p>
          </table:table-cell>
          <table:table-cell table:formula="of:=[.A6]*PI()/180" office:value-type="float" office:value="0.0436332312998582" calcext:value-type="float">
            <text:p>0,043633231299858</text:p>
          </table:table-cell>
          <table:table-cell table:formula="of:=SIN([.B6])" office:value-type="float" office:value="0.043619387365336" calcext:value-type="float">
            <text:p>0,043619387365336</text:p>
          </table:table-cell>
          <table:table-cell table:formula="of:=[.C6]*[.$D$3]" office:value-type="float" office:value="-0.21809693682668" calcext:value-type="float">
            <text:p>-0,21809693682668</text:p>
          </table:table-cell>
          <table:table-cell table:formula="of:=TRUNC([.D6]; 1)" office:value-type="float" office:value="-0.2" calcext:value-type="float">
            <text:p>-0,2</text:p>
          </table:table-cell>
          <table:table-cell table:formula="of:=[.E6]+[.$F$3]" office:value-type="float" office:value="6.8" calcext:value-type="float">
            <text:p>6,8</text:p>
          </table:table-cell>
        </table:table-row>
        <table:table-row table:style-name="ro1">
          <table:table-cell table:formula="of:=[.A6]+[.$A$3]" office:value-type="float" office:value="5" calcext:value-type="float">
            <text:p>5</text:p>
          </table:table-cell>
          <table:table-cell table:formula="of:=[.A7]*PI()/180" office:value-type="float" office:value="0.0872664625997165" calcext:value-type="float">
            <text:p>0,087266462599717</text:p>
          </table:table-cell>
          <table:table-cell table:formula="of:=SIN([.B7])" office:value-type="float" office:value="0.0871557427476582" calcext:value-type="float">
            <text:p>0,087155742747658</text:p>
          </table:table-cell>
          <table:table-cell table:formula="of:=[.C7]*[.$D$3]" office:value-type="float" office:value="-0.435778713738291" calcext:value-type="float">
            <text:p>-0,435778713738291</text:p>
          </table:table-cell>
          <table:table-cell table:formula="of:=TRUNC([.D7]; 1)" office:value-type="float" office:value="-0.4" calcext:value-type="float">
            <text:p>-0,4</text:p>
          </table:table-cell>
          <table:table-cell table:formula="of:=[.E7]+[.$F$3]" office:value-type="float" office:value="6.6" calcext:value-type="float">
            <text:p>6,6</text:p>
          </table:table-cell>
        </table:table-row>
        <table:table-row table:style-name="ro1">
          <table:table-cell table:formula="of:=[.A7]+[.$A$3]" office:value-type="float" office:value="7.5" calcext:value-type="float">
            <text:p>7,5</text:p>
          </table:table-cell>
          <table:table-cell table:formula="of:=[.A8]*PI()/180" office:value-type="float" office:value="0.130899693899575" calcext:value-type="float">
            <text:p>0,130899693899575</text:p>
          </table:table-cell>
          <table:table-cell table:formula="of:=SIN([.B8])" office:value-type="float" office:value="0.130526192220052" calcext:value-type="float">
            <text:p>0,130526192220052</text:p>
          </table:table-cell>
          <table:table-cell table:formula="of:=[.C8]*[.$D$3]" office:value-type="float" office:value="-0.652630961100258" calcext:value-type="float">
            <text:p>-0,652630961100258</text:p>
          </table:table-cell>
          <table:table-cell table:formula="of:=TRUNC([.D8]; 1)" office:value-type="float" office:value="-0.6" calcext:value-type="float">
            <text:p>-0,6</text:p>
          </table:table-cell>
          <table:table-cell table:formula="of:=[.E8]+[.$F$3]" office:value-type="float" office:value="6.4" calcext:value-type="float">
            <text:p>6,4</text:p>
          </table:table-cell>
        </table:table-row>
        <table:table-row table:style-name="ro1">
          <table:table-cell table:formula="of:=[.A8]+[.$A$3]" office:value-type="float" office:value="10" calcext:value-type="float">
            <text:p>10</text:p>
          </table:table-cell>
          <table:table-cell table:formula="of:=[.A9]*PI()/180" office:value-type="float" office:value="0.174532925199433" calcext:value-type="float">
            <text:p>0,174532925199433</text:p>
          </table:table-cell>
          <table:table-cell table:formula="of:=SIN([.B9])" office:value-type="float" office:value="0.17364817766693" calcext:value-type="float">
            <text:p>0,17364817766693</text:p>
          </table:table-cell>
          <table:table-cell table:formula="of:=[.C9]*[.$D$3]" office:value-type="float" office:value="-0.868240888334652" calcext:value-type="float">
            <text:p>-0,868240888334652</text:p>
          </table:table-cell>
          <table:table-cell table:formula="of:=TRUNC([.D9]; 1)" office:value-type="float" office:value="-0.8" calcext:value-type="float">
            <text:p>-0,8</text:p>
          </table:table-cell>
          <table:table-cell table:formula="of:=[.E9]+[.$F$3]" office:value-type="float" office:value="6.2" calcext:value-type="float">
            <text:p>6,2</text:p>
          </table:table-cell>
        </table:table-row>
        <table:table-row table:style-name="ro1">
          <table:table-cell table:formula="of:=[.A9]+[.$A$3]" office:value-type="float" office:value="12.5" calcext:value-type="float">
            <text:p>12,5</text:p>
          </table:table-cell>
          <table:table-cell table:formula="of:=[.A10]*PI()/180" office:value-type="float" office:value="0.218166156499291" calcext:value-type="float">
            <text:p>0,218166156499291</text:p>
          </table:table-cell>
          <table:table-cell table:formula="of:=SIN([.B10])" office:value-type="float" office:value="0.216439613938103" calcext:value-type="float">
            <text:p>0,216439613938103</text:p>
          </table:table-cell>
          <table:table-cell table:formula="of:=[.C10]*[.$D$3]" office:value-type="float" office:value="-1.08219806969051" calcext:value-type="float">
            <text:p>-1,08219806969051</text:p>
          </table:table-cell>
          <table:table-cell table:formula="of:=TRUNC([.D10]; 1)" office:value-type="float" office:value="-1" calcext:value-type="float">
            <text:p>-1</text:p>
          </table:table-cell>
          <table:table-cell table:formula="of:=[.E10]+[.$F$3]" office:value-type="float" office:value="6" calcext:value-type="float">
            <text:p>6</text:p>
          </table:table-cell>
        </table:table-row>
        <table:table-row table:style-name="ro1">
          <table:table-cell table:formula="of:=[.A10]+[.$A$3]" office:value-type="float" office:value="15" calcext:value-type="float">
            <text:p>15</text:p>
          </table:table-cell>
          <table:table-cell table:formula="of:=[.A11]*PI()/180" office:value-type="float" office:value="0.261799387799149" calcext:value-type="float">
            <text:p>0,261799387799149</text:p>
          </table:table-cell>
          <table:table-cell table:formula="of:=SIN([.B11])" office:value-type="float" office:value="0.258819045102521" calcext:value-type="float">
            <text:p>0,258819045102521</text:p>
          </table:table-cell>
          <table:table-cell table:formula="of:=[.C11]*[.$D$3]" office:value-type="float" office:value="-1.2940952255126" calcext:value-type="float">
            <text:p>-1,2940952255126</text:p>
          </table:table-cell>
          <table:table-cell table:formula="of:=TRUNC([.D11]; 1)" office:value-type="float" office:value="-1.2" calcext:value-type="float">
            <text:p>-1,2</text:p>
          </table:table-cell>
          <table:table-cell table:formula="of:=[.E11]+[.$F$3]" office:value-type="float" office:value="5.8" calcext:value-type="float">
            <text:p>5,8</text:p>
          </table:table-cell>
        </table:table-row>
        <table:table-row table:style-name="ro1">
          <table:table-cell table:formula="of:=[.A11]+[.$A$3]" office:value-type="float" office:value="17.5" calcext:value-type="float">
            <text:p>17,5</text:p>
          </table:table-cell>
          <table:table-cell table:formula="of:=[.A12]*PI()/180" office:value-type="float" office:value="0.305432619099008" calcext:value-type="float">
            <text:p>0,305432619099008</text:p>
          </table:table-cell>
          <table:table-cell table:formula="of:=SIN([.B12])" office:value-type="float" office:value="0.300705799504273" calcext:value-type="float">
            <text:p>0,300705799504273</text:p>
          </table:table-cell>
          <table:table-cell table:formula="of:=[.C12]*[.$D$3]" office:value-type="float" office:value="-1.50352899752137" calcext:value-type="float">
            <text:p>-1,50352899752137</text:p>
          </table:table-cell>
          <table:table-cell table:formula="of:=TRUNC([.D12]; 1)" office:value-type="float" office:value="-1.5" calcext:value-type="float">
            <text:p>-1,5</text:p>
          </table:table-cell>
          <table:table-cell table:formula="of:=[.E12]+[.$F$3]" office:value-type="float" office:value="5.5" calcext:value-type="float">
            <text:p>5,5</text:p>
          </table:table-cell>
        </table:table-row>
        <table:table-row table:style-name="ro1">
          <table:table-cell table:formula="of:=[.A12]+[.$A$3]" office:value-type="float" office:value="20" calcext:value-type="float">
            <text:p>20</text:p>
          </table:table-cell>
          <table:table-cell table:formula="of:=[.A13]*PI()/180" office:value-type="float" office:value="0.349065850398866" calcext:value-type="float">
            <text:p>0,349065850398866</text:p>
          </table:table-cell>
          <table:table-cell table:formula="of:=SIN([.B13])" office:value-type="float" office:value="0.342020143325669" calcext:value-type="float">
            <text:p>0,342020143325669</text:p>
          </table:table-cell>
          <table:table-cell table:formula="of:=[.C13]*[.$D$3]" office:value-type="float" office:value="-1.71010071662834" calcext:value-type="float">
            <text:p>-1,71010071662834</text:p>
          </table:table-cell>
          <table:table-cell table:formula="of:=TRUNC([.D13]; 1)" office:value-type="float" office:value="-1.7" calcext:value-type="float">
            <text:p>-1,7</text:p>
          </table:table-cell>
          <table:table-cell table:formula="of:=[.E13]+[.$F$3]" office:value-type="float" office:value="5.3" calcext:value-type="float">
            <text:p>5,3</text:p>
          </table:table-cell>
        </table:table-row>
        <table:table-row table:style-name="ro1">
          <table:table-cell table:formula="of:=[.A13]+[.$A$3]" office:value-type="float" office:value="22.5" calcext:value-type="float">
            <text:p>22,5</text:p>
          </table:table-cell>
          <table:table-cell table:formula="of:=[.A14]*PI()/180" office:value-type="float" office:value="0.392699081698724" calcext:value-type="float">
            <text:p>0,392699081698724</text:p>
          </table:table-cell>
          <table:table-cell table:formula="of:=SIN([.B14])" office:value-type="float" office:value="0.38268343236509" calcext:value-type="float">
            <text:p>0,38268343236509</text:p>
          </table:table-cell>
          <table:table-cell table:formula="of:=[.C14]*[.$D$3]" office:value-type="float" office:value="-1.91341716182545" calcext:value-type="float">
            <text:p>-1,91341716182545</text:p>
          </table:table-cell>
          <table:table-cell table:formula="of:=TRUNC([.D14]; 1)" office:value-type="float" office:value="-1.9" calcext:value-type="float">
            <text:p>-1,9</text:p>
          </table:table-cell>
          <table:table-cell table:formula="of:=[.E14]+[.$F$3]" office:value-type="float" office:value="5.1" calcext:value-type="float">
            <text:p>5,1</text:p>
          </table:table-cell>
        </table:table-row>
        <table:table-row table:style-name="ro1">
          <table:table-cell table:formula="of:=[.A14]+[.$A$3]" office:value-type="float" office:value="25" calcext:value-type="float">
            <text:p>25</text:p>
          </table:table-cell>
          <table:table-cell table:formula="of:=[.A15]*PI()/180" office:value-type="float" office:value="0.436332312998582" calcext:value-type="float">
            <text:p>0,436332312998582</text:p>
          </table:table-cell>
          <table:table-cell table:formula="of:=SIN([.B15])" office:value-type="float" office:value="0.422618261740699" calcext:value-type="float">
            <text:p>0,422618261740699</text:p>
          </table:table-cell>
          <table:table-cell table:formula="of:=[.C15]*[.$D$3]" office:value-type="float" office:value="-2.1130913087035" calcext:value-type="float">
            <text:p>-2,1130913087035</text:p>
          </table:table-cell>
          <table:table-cell table:formula="of:=TRUNC([.D15]; 1)" office:value-type="float" office:value="-2.1" calcext:value-type="float">
            <text:p>-2,1</text:p>
          </table:table-cell>
          <table:table-cell table:formula="of:=[.E15]+[.$F$3]" office:value-type="float" office:value="4.9" calcext:value-type="float">
            <text:p>4,9</text:p>
          </table:table-cell>
        </table:table-row>
        <table:table-row table:style-name="ro1">
          <table:table-cell table:formula="of:=[.A15]+[.$A$3]" office:value-type="float" office:value="27.5" calcext:value-type="float">
            <text:p>27,5</text:p>
          </table:table-cell>
          <table:table-cell table:formula="of:=[.A16]*PI()/180" office:value-type="float" office:value="0.479965544298441" calcext:value-type="float">
            <text:p>0,479965544298441</text:p>
          </table:table-cell>
          <table:table-cell table:formula="of:=SIN([.B16])" office:value-type="float" office:value="0.461748613235034" calcext:value-type="float">
            <text:p>0,461748613235034</text:p>
          </table:table-cell>
          <table:table-cell table:formula="of:=[.C16]*[.$D$3]" office:value-type="float" office:value="-2.30874306617517" calcext:value-type="float">
            <text:p>-2,30874306617517</text:p>
          </table:table-cell>
          <table:table-cell table:formula="of:=TRUNC([.D16]; 1)" office:value-type="float" office:value="-2.3" calcext:value-type="float">
            <text:p>-2,3</text:p>
          </table:table-cell>
          <table:table-cell table:formula="of:=[.E16]+[.$F$3]" office:value-type="float" office:value="4.7" calcext:value-type="float">
            <text:p>4,7</text:p>
          </table:table-cell>
        </table:table-row>
        <table:table-row table:style-name="ro1">
          <table:table-cell table:formula="of:=[.A16]+[.$A$3]" office:value-type="float" office:value="30" calcext:value-type="float">
            <text:p>30</text:p>
          </table:table-cell>
          <table:table-cell table:formula="of:=[.A17]*PI()/180" office:value-type="float" office:value="0.523598775598299" calcext:value-type="float">
            <text:p>0,523598775598299</text:p>
          </table:table-cell>
          <table:table-cell table:formula="of:=SIN([.B17])" office:value-type="float" office:value="0.5" calcext:value-type="float">
            <text:p>0,5</text:p>
          </table:table-cell>
          <table:table-cell table:formula="of:=[.C17]*[.$D$3]" office:value-type="float" office:value="-2.5" calcext:value-type="float">
            <text:p>-2,5</text:p>
          </table:table-cell>
          <table:table-cell table:formula="of:=TRUNC([.D17]; 1)" office:value-type="float" office:value="-2.5" calcext:value-type="float">
            <text:p>-2,5</text:p>
          </table:table-cell>
          <table:table-cell table:formula="of:=[.E17]+[.$F$3]" office:value-type="float" office:value="4.5" calcext:value-type="float">
            <text:p>4,5</text:p>
          </table:table-cell>
        </table:table-row>
        <table:table-row table:style-name="ro1">
          <table:table-cell table:formula="of:=[.A17]+[.$A$3]" office:value-type="float" office:value="32.5" calcext:value-type="float">
            <text:p>32,5</text:p>
          </table:table-cell>
          <table:table-cell table:formula="of:=[.A18]*PI()/180" office:value-type="float" office:value="0.567232006898157" calcext:value-type="float">
            <text:p>0,567232006898157</text:p>
          </table:table-cell>
          <table:table-cell table:formula="of:=SIN([.B18])" office:value-type="float" office:value="0.537299608346824" calcext:value-type="float">
            <text:p>0,537299608346824</text:p>
          </table:table-cell>
          <table:table-cell table:formula="of:=[.C18]*[.$D$3]" office:value-type="float" office:value="-2.68649804173412" calcext:value-type="float">
            <text:p>-2,68649804173412</text:p>
          </table:table-cell>
          <table:table-cell table:formula="of:=TRUNC([.D18]; 1)" office:value-type="float" office:value="-2.6" calcext:value-type="float">
            <text:p>-2,6</text:p>
          </table:table-cell>
          <table:table-cell table:formula="of:=[.E18]+[.$F$3]" office:value-type="float" office:value="4.4" calcext:value-type="float">
            <text:p>4,4</text:p>
          </table:table-cell>
        </table:table-row>
        <table:table-row table:style-name="ro1">
          <table:table-cell table:formula="of:=[.A18]+[.$A$3]" office:value-type="float" office:value="35" calcext:value-type="float">
            <text:p>35</text:p>
          </table:table-cell>
          <table:table-cell table:formula="of:=[.A19]*PI()/180" office:value-type="float" office:value="0.610865238198015" calcext:value-type="float">
            <text:p>0,610865238198015</text:p>
          </table:table-cell>
          <table:table-cell table:formula="of:=SIN([.B19])" office:value-type="float" office:value="0.573576436351046" calcext:value-type="float">
            <text:p>0,573576436351046</text:p>
          </table:table-cell>
          <table:table-cell table:formula="of:=[.C19]*[.$D$3]" office:value-type="float" office:value="-2.86788218175523" calcext:value-type="float">
            <text:p>-2,86788218175523</text:p>
          </table:table-cell>
          <table:table-cell table:formula="of:=TRUNC([.D19]; 1)" office:value-type="float" office:value="-2.8" calcext:value-type="float">
            <text:p>-2,8</text:p>
          </table:table-cell>
          <table:table-cell table:formula="of:=[.E19]+[.$F$3]" office:value-type="float" office:value="4.2" calcext:value-type="float">
            <text:p>4,2</text:p>
          </table:table-cell>
        </table:table-row>
        <table:table-row table:style-name="ro1">
          <table:table-cell table:formula="of:=[.A19]+[.$A$3]" office:value-type="float" office:value="37.5" calcext:value-type="float">
            <text:p>37,5</text:p>
          </table:table-cell>
          <table:table-cell table:formula="of:=[.A20]*PI()/180" office:value-type="float" office:value="0.654498469497874" calcext:value-type="float">
            <text:p>0,654498469497874</text:p>
          </table:table-cell>
          <table:table-cell table:formula="of:=SIN([.B20])" office:value-type="float" office:value="0.608761429008721" calcext:value-type="float">
            <text:p>0,608761429008721</text:p>
          </table:table-cell>
          <table:table-cell table:formula="of:=[.C20]*[.$D$3]" office:value-type="float" office:value="-3.0438071450436" calcext:value-type="float">
            <text:p>-3,0438071450436</text:p>
          </table:table-cell>
          <table:table-cell table:formula="of:=TRUNC([.D20]; 1)" office:value-type="float" office:value="-3" calcext:value-type="float">
            <text:p>-3</text:p>
          </table:table-cell>
          <table:table-cell table:formula="of:=[.E20]+[.$F$3]" office:value-type="float" office:value="4" calcext:value-type="float">
            <text:p>4</text:p>
          </table:table-cell>
        </table:table-row>
        <table:table-row table:style-name="ro1">
          <table:table-cell table:formula="of:=[.A20]+[.$A$3]" office:value-type="float" office:value="40" calcext:value-type="float">
            <text:p>40</text:p>
          </table:table-cell>
          <table:table-cell table:formula="of:=[.A21]*PI()/180" office:value-type="float" office:value="0.698131700797732" calcext:value-type="float">
            <text:p>0,698131700797732</text:p>
          </table:table-cell>
          <table:table-cell table:formula="of:=SIN([.B21])" office:value-type="float" office:value="0.642787609686539" calcext:value-type="float">
            <text:p>0,642787609686539</text:p>
          </table:table-cell>
          <table:table-cell table:formula="of:=[.C21]*[.$D$3]" office:value-type="float" office:value="-3.2139380484327" calcext:value-type="float">
            <text:p>-3,2139380484327</text:p>
          </table:table-cell>
          <table:table-cell table:formula="of:=TRUNC([.D21]; 1)" office:value-type="float" office:value="-3.2" calcext:value-type="float">
            <text:p>-3,2</text:p>
          </table:table-cell>
          <table:table-cell table:formula="of:=[.E21]+[.$F$3]" office:value-type="float" office:value="3.8" calcext:value-type="float">
            <text:p>3,8</text:p>
          </table:table-cell>
        </table:table-row>
        <table:table-row table:style-name="ro1">
          <table:table-cell table:formula="of:=[.A21]+[.$A$3]" office:value-type="float" office:value="42.5" calcext:value-type="float">
            <text:p>42,5</text:p>
          </table:table-cell>
          <table:table-cell table:formula="of:=[.A22]*PI()/180" office:value-type="float" office:value="0.74176493209759" calcext:value-type="float">
            <text:p>0,74176493209759</text:p>
          </table:table-cell>
          <table:table-cell table:formula="of:=SIN([.B22])" office:value-type="float" office:value="0.67559020761566" calcext:value-type="float">
            <text:p>0,67559020761566</text:p>
          </table:table-cell>
          <table:table-cell table:formula="of:=[.C22]*[.$D$3]" office:value-type="float" office:value="-3.3779510380783" calcext:value-type="float">
            <text:p>-3,3779510380783</text:p>
          </table:table-cell>
          <table:table-cell table:formula="of:=TRUNC([.D22]; 1)" office:value-type="float" office:value="-3.3" calcext:value-type="float">
            <text:p>-3,3</text:p>
          </table:table-cell>
          <table:table-cell table:formula="of:=[.E22]+[.$F$3]" office:value-type="float" office:value="3.7" calcext:value-type="float">
            <text:p>3,7</text:p>
          </table:table-cell>
        </table:table-row>
        <table:table-row table:style-name="ro1">
          <table:table-cell table:formula="of:=[.A22]+[.$A$3]" office:value-type="float" office:value="45" calcext:value-type="float">
            <text:p>45</text:p>
          </table:table-cell>
          <table:table-cell table:formula="of:=[.A23]*PI()/180" office:value-type="float" office:value="0.785398163397448" calcext:value-type="float">
            <text:p>0,785398163397448</text:p>
          </table:table-cell>
          <table:table-cell table:formula="of:=SIN([.B23])" office:value-type="float" office:value="0.707106781186547" calcext:value-type="float">
            <text:p>0,707106781186547</text:p>
          </table:table-cell>
          <table:table-cell table:formula="of:=[.C23]*[.$D$3]" office:value-type="float" office:value="-3.53553390593274" calcext:value-type="float">
            <text:p>-3,53553390593274</text:p>
          </table:table-cell>
          <table:table-cell table:formula="of:=TRUNC([.D23]; 1)" office:value-type="float" office:value="-3.5" calcext:value-type="float">
            <text:p>-3,5</text:p>
          </table:table-cell>
          <table:table-cell table:formula="of:=[.E23]+[.$F$3]" office:value-type="float" office:value="3.5" calcext:value-type="float">
            <text:p>3,5</text:p>
          </table:table-cell>
        </table:table-row>
        <table:table-row table:style-name="ro1">
          <table:table-cell table:formula="of:=[.A23]+[.$A$3]" office:value-type="float" office:value="47.5" calcext:value-type="float">
            <text:p>47,5</text:p>
          </table:table-cell>
          <table:table-cell table:formula="of:=[.A24]*PI()/180" office:value-type="float" office:value="0.829031394697307" calcext:value-type="float">
            <text:p>0,829031394697307</text:p>
          </table:table-cell>
          <table:table-cell table:formula="of:=SIN([.B24])" office:value-type="float" office:value="0.737277336810124" calcext:value-type="float">
            <text:p>0,737277336810124</text:p>
          </table:table-cell>
          <table:table-cell table:formula="of:=[.C24]*[.$D$3]" office:value-type="float" office:value="-3.68638668405062" calcext:value-type="float">
            <text:p>-3,68638668405062</text:p>
          </table:table-cell>
          <table:table-cell table:formula="of:=TRUNC([.D24]; 1)" office:value-type="float" office:value="-3.6" calcext:value-type="float">
            <text:p>-3,6</text:p>
          </table:table-cell>
          <table:table-cell table:formula="of:=[.E24]+[.$F$3]" office:value-type="float" office:value="3.4" calcext:value-type="float">
            <text:p>3,4</text:p>
          </table:table-cell>
        </table:table-row>
        <table:table-row table:style-name="ro1">
          <table:table-cell table:formula="of:=[.A24]+[.$A$3]" office:value-type="float" office:value="50" calcext:value-type="float">
            <text:p>50</text:p>
          </table:table-cell>
          <table:table-cell table:formula="of:=[.A25]*PI()/180" office:value-type="float" office:value="0.872664625997165" calcext:value-type="float">
            <text:p>0,872664625997165</text:p>
          </table:table-cell>
          <table:table-cell table:formula="of:=SIN([.B25])" office:value-type="float" office:value="0.766044443118978" calcext:value-type="float">
            <text:p>0,766044443118978</text:p>
          </table:table-cell>
          <table:table-cell table:formula="of:=[.C25]*[.$D$3]" office:value-type="float" office:value="-3.83022221559489" calcext:value-type="float">
            <text:p>-3,83022221559489</text:p>
          </table:table-cell>
          <table:table-cell table:formula="of:=TRUNC([.D25]; 1)" office:value-type="float" office:value="-3.8" calcext:value-type="float">
            <text:p>-3,8</text:p>
          </table:table-cell>
          <table:table-cell table:formula="of:=[.E25]+[.$F$3]" office:value-type="float" office:value="3.2" calcext:value-type="float">
            <text:p>3,2</text:p>
          </table:table-cell>
        </table:table-row>
        <table:table-row table:style-name="ro1">
          <table:table-cell table:formula="of:=[.A25]+[.$A$3]" office:value-type="float" office:value="52.5" calcext:value-type="float">
            <text:p>52,5</text:p>
          </table:table-cell>
          <table:table-cell table:formula="of:=[.A26]*PI()/180" office:value-type="float" office:value="0.916297857297023" calcext:value-type="float">
            <text:p>0,916297857297023</text:p>
          </table:table-cell>
          <table:table-cell table:formula="of:=SIN([.B26])" office:value-type="float" office:value="0.793353340291235" calcext:value-type="float">
            <text:p>0,793353340291235</text:p>
          </table:table-cell>
          <table:table-cell table:formula="of:=[.C26]*[.$D$3]" office:value-type="float" office:value="-3.96676670145618" calcext:value-type="float">
            <text:p>-3,96676670145618</text:p>
          </table:table-cell>
          <table:table-cell table:formula="of:=TRUNC([.D26]; 1)" office:value-type="float" office:value="-3.9" calcext:value-type="float">
            <text:p>-3,9</text:p>
          </table:table-cell>
          <table:table-cell table:formula="of:=[.E26]+[.$F$3]" office:value-type="float" office:value="3.1" calcext:value-type="float">
            <text:p>3,1</text:p>
          </table:table-cell>
        </table:table-row>
        <table:table-row table:style-name="ro1">
          <table:table-cell table:formula="of:=[.A26]+[.$A$3]" office:value-type="float" office:value="55" calcext:value-type="float">
            <text:p>55</text:p>
          </table:table-cell>
          <table:table-cell table:formula="of:=[.A27]*PI()/180" office:value-type="float" office:value="0.959931088596881" calcext:value-type="float">
            <text:p>0,959931088596881</text:p>
          </table:table-cell>
          <table:table-cell table:formula="of:=SIN([.B27])" office:value-type="float" office:value="0.819152044288992" calcext:value-type="float">
            <text:p>0,819152044288992</text:p>
          </table:table-cell>
          <table:table-cell table:formula="of:=[.C27]*[.$D$3]" office:value-type="float" office:value="-4.09576022144496" calcext:value-type="float">
            <text:p>-4,09576022144496</text:p>
          </table:table-cell>
          <table:table-cell table:formula="of:=TRUNC([.D27]; 1)" office:value-type="float" office:value="-4" calcext:value-type="float">
            <text:p>-4</text:p>
          </table:table-cell>
          <table:table-cell table:formula="of:=[.E27]+[.$F$3]" office:value-type="float" office:value="3" calcext:value-type="float">
            <text:p>3</text:p>
          </table:table-cell>
        </table:table-row>
        <table:table-row table:style-name="ro1">
          <table:table-cell table:formula="of:=[.A27]+[.$A$3]" office:value-type="float" office:value="57.5" calcext:value-type="float">
            <text:p>57,5</text:p>
          </table:table-cell>
          <table:table-cell table:formula="of:=[.A28]*PI()/180" office:value-type="float" office:value="1.00356431989674" calcext:value-type="float">
            <text:p>1,00356431989674</text:p>
          </table:table-cell>
          <table:table-cell table:formula="of:=SIN([.B28])" office:value-type="float" office:value="0.843391445812886" calcext:value-type="float">
            <text:p>0,843391445812886</text:p>
          </table:table-cell>
          <table:table-cell table:formula="of:=[.C28]*[.$D$3]" office:value-type="float" office:value="-4.21695722906443" calcext:value-type="float">
            <text:p>-4,21695722906443</text:p>
          </table:table-cell>
          <table:table-cell table:formula="of:=TRUNC([.D28]; 1)" office:value-type="float" office:value="-4.2" calcext:value-type="float">
            <text:p>-4,2</text:p>
          </table:table-cell>
          <table:table-cell table:formula="of:=[.E28]+[.$F$3]" office:value-type="float" office:value="2.8" calcext:value-type="float">
            <text:p>2,8</text:p>
          </table:table-cell>
        </table:table-row>
        <table:table-row table:style-name="ro1">
          <table:table-cell table:formula="of:=[.A28]+[.$A$3]" office:value-type="float" office:value="60" calcext:value-type="float">
            <text:p>60</text:p>
          </table:table-cell>
          <table:table-cell table:formula="of:=[.A29]*PI()/180" office:value-type="float" office:value="1.0471975511966" calcext:value-type="float">
            <text:p>1,0471975511966</text:p>
          </table:table-cell>
          <table:table-cell table:formula="of:=SIN([.B29])" office:value-type="float" office:value="0.866025403784439" calcext:value-type="float">
            <text:p>0,866025403784439</text:p>
          </table:table-cell>
          <table:table-cell table:formula="of:=[.C29]*[.$D$3]" office:value-type="float" office:value="-4.33012701892219" calcext:value-type="float">
            <text:p>-4,33012701892219</text:p>
          </table:table-cell>
          <table:table-cell table:formula="of:=TRUNC([.D29]; 1)" office:value-type="float" office:value="-4.3" calcext:value-type="float">
            <text:p>-4,3</text:p>
          </table:table-cell>
          <table:table-cell table:formula="of:=[.E29]+[.$F$3]" office:value-type="float" office:value="2.7" calcext:value-type="float">
            <text:p>2,7</text:p>
          </table:table-cell>
        </table:table-row>
        <table:table-row table:style-name="ro1">
          <table:table-cell table:formula="of:=[.A29]+[.$A$3]" office:value-type="float" office:value="62.5" calcext:value-type="float">
            <text:p>62,5</text:p>
          </table:table-cell>
          <table:table-cell table:formula="of:=[.A30]*PI()/180" office:value-type="float" office:value="1.09083078249646" calcext:value-type="float">
            <text:p>1,09083078249646</text:p>
          </table:table-cell>
          <table:table-cell table:formula="of:=SIN([.B30])" office:value-type="float" office:value="0.887010833178222" calcext:value-type="float">
            <text:p>0,887010833178222</text:p>
          </table:table-cell>
          <table:table-cell table:formula="of:=[.C30]*[.$D$3]" office:value-type="float" office:value="-4.43505416589111" calcext:value-type="float">
            <text:p>-4,43505416589111</text:p>
          </table:table-cell>
          <table:table-cell table:formula="of:=TRUNC([.D30]; 1)" office:value-type="float" office:value="-4.4" calcext:value-type="float">
            <text:p>-4,4</text:p>
          </table:table-cell>
          <table:table-cell table:formula="of:=[.E30]+[.$F$3]" office:value-type="float" office:value="2.6" calcext:value-type="float">
            <text:p>2,6</text:p>
          </table:table-cell>
        </table:table-row>
        <table:table-row table:style-name="ro1">
          <table:table-cell table:formula="of:=[.A30]+[.$A$3]" office:value-type="float" office:value="65" calcext:value-type="float">
            <text:p>65</text:p>
          </table:table-cell>
          <table:table-cell table:formula="of:=[.A31]*PI()/180" office:value-type="float" office:value="1.13446401379631" calcext:value-type="float">
            <text:p>1,13446401379631</text:p>
          </table:table-cell>
          <table:table-cell table:formula="of:=SIN([.B31])" office:value-type="float" office:value="0.90630778703665" calcext:value-type="float">
            <text:p>0,90630778703665</text:p>
          </table:table-cell>
          <table:table-cell table:formula="of:=[.C31]*[.$D$3]" office:value-type="float" office:value="-4.53153893518325" calcext:value-type="float">
            <text:p>-4,53153893518325</text:p>
          </table:table-cell>
          <table:table-cell table:formula="of:=TRUNC([.D31]; 1)" office:value-type="float" office:value="-4.5" calcext:value-type="float">
            <text:p>-4,5</text:p>
          </table:table-cell>
          <table:table-cell table:formula="of:=[.E31]+[.$F$3]" office:value-type="float" office:value="2.5" calcext:value-type="float">
            <text:p>2,5</text:p>
          </table:table-cell>
        </table:table-row>
        <table:table-row table:style-name="ro1">
          <table:table-cell table:formula="of:=[.A31]+[.$A$3]" office:value-type="float" office:value="67.5" calcext:value-type="float">
            <text:p>67,5</text:p>
          </table:table-cell>
          <table:table-cell table:formula="of:=[.A32]*PI()/180" office:value-type="float" office:value="1.17809724509617" calcext:value-type="float">
            <text:p>1,17809724509617</text:p>
          </table:table-cell>
          <table:table-cell table:formula="of:=SIN([.B32])" office:value-type="float" office:value="0.923879532511287" calcext:value-type="float">
            <text:p>0,923879532511287</text:p>
          </table:table-cell>
          <table:table-cell table:formula="of:=[.C32]*[.$D$3]" office:value-type="float" office:value="-4.61939766255643" calcext:value-type="float">
            <text:p>-4,61939766255643</text:p>
          </table:table-cell>
          <table:table-cell table:formula="of:=TRUNC([.D32]; 1)" office:value-type="float" office:value="-4.6" calcext:value-type="float">
            <text:p>-4,6</text:p>
          </table:table-cell>
          <table:table-cell table:formula="of:=[.E32]+[.$F$3]" office:value-type="float" office:value="2.4" calcext:value-type="float">
            <text:p>2,4</text:p>
          </table:table-cell>
        </table:table-row>
        <table:table-row table:style-name="ro1">
          <table:table-cell table:formula="of:=[.A32]+[.$A$3]" office:value-type="float" office:value="70" calcext:value-type="float">
            <text:p>70</text:p>
          </table:table-cell>
          <table:table-cell table:formula="of:=[.A33]*PI()/180" office:value-type="float" office:value="1.22173047639603" calcext:value-type="float">
            <text:p>1,22173047639603</text:p>
          </table:table-cell>
          <table:table-cell table:formula="of:=SIN([.B33])" office:value-type="float" office:value="0.939692620785908" calcext:value-type="float">
            <text:p>0,939692620785908</text:p>
          </table:table-cell>
          <table:table-cell table:formula="of:=[.C33]*[.$D$3]" office:value-type="float" office:value="-4.69846310392954" calcext:value-type="float">
            <text:p>-4,69846310392954</text:p>
          </table:table-cell>
          <table:table-cell table:formula="of:=TRUNC([.D33]; 1)" office:value-type="float" office:value="-4.6" calcext:value-type="float">
            <text:p>-4,6</text:p>
          </table:table-cell>
          <table:table-cell table:formula="of:=[.E33]+[.$F$3]" office:value-type="float" office:value="2.4" calcext:value-type="float">
            <text:p>2,4</text:p>
          </table:table-cell>
        </table:table-row>
        <table:table-row table:style-name="ro1">
          <table:table-cell table:formula="of:=[.A33]+[.$A$3]" office:value-type="float" office:value="72.5" calcext:value-type="float">
            <text:p>72,5</text:p>
          </table:table-cell>
          <table:table-cell table:formula="of:=[.A34]*PI()/180" office:value-type="float" office:value="1.26536370769589" calcext:value-type="float">
            <text:p>1,26536370769589</text:p>
          </table:table-cell>
          <table:table-cell table:formula="of:=SIN([.B34])" office:value-type="float" office:value="0.953716950748227" calcext:value-type="float">
            <text:p>0,953716950748227</text:p>
          </table:table-cell>
          <table:table-cell table:formula="of:=[.C34]*[.$D$3]" office:value-type="float" office:value="-4.76858475374113" calcext:value-type="float">
            <text:p>-4,76858475374113</text:p>
          </table:table-cell>
          <table:table-cell table:formula="of:=TRUNC([.D34]; 1)" office:value-type="float" office:value="-4.7" calcext:value-type="float">
            <text:p>-4,7</text:p>
          </table:table-cell>
          <table:table-cell table:formula="of:=[.E34]+[.$F$3]" office:value-type="float" office:value="2.3" calcext:value-type="float">
            <text:p>2,3</text:p>
          </table:table-cell>
        </table:table-row>
        <table:table-row table:style-name="ro1">
          <table:table-cell table:formula="of:=[.A34]+[.$A$3]" office:value-type="float" office:value="75" calcext:value-type="float">
            <text:p>75</text:p>
          </table:table-cell>
          <table:table-cell table:formula="of:=[.A35]*PI()/180" office:value-type="float" office:value="1.30899693899575" calcext:value-type="float">
            <text:p>1,30899693899575</text:p>
          </table:table-cell>
          <table:table-cell table:formula="of:=SIN([.B35])" office:value-type="float" office:value="0.965925826289068" calcext:value-type="float">
            <text:p>0,965925826289068</text:p>
          </table:table-cell>
          <table:table-cell table:formula="of:=[.C35]*[.$D$3]" office:value-type="float" office:value="-4.82962913144534" calcext:value-type="float">
            <text:p>-4,82962913144534</text:p>
          </table:table-cell>
          <table:table-cell table:formula="of:=TRUNC([.D35]; 1)" office:value-type="float" office:value="-4.8" calcext:value-type="float">
            <text:p>-4,8</text:p>
          </table:table-cell>
          <table:table-cell table:formula="of:=[.E35]+[.$F$3]" office:value-type="float" office:value="2.2" calcext:value-type="float">
            <text:p>2,2</text:p>
          </table:table-cell>
        </table:table-row>
        <table:table-row table:style-name="ro1">
          <table:table-cell table:formula="of:=[.A35]+[.$A$3]" office:value-type="float" office:value="77.5" calcext:value-type="float">
            <text:p>77,5</text:p>
          </table:table-cell>
          <table:table-cell table:formula="of:=[.A36]*PI()/180" office:value-type="float" office:value="1.35263017029561" calcext:value-type="float">
            <text:p>1,35263017029561</text:p>
          </table:table-cell>
          <table:table-cell table:formula="of:=SIN([.B36])" office:value-type="float" office:value="0.976296007119933" calcext:value-type="float">
            <text:p>0,976296007119933</text:p>
          </table:table-cell>
          <table:table-cell table:formula="of:=[.C36]*[.$D$3]" office:value-type="float" office:value="-4.88148003559967" calcext:value-type="float">
            <text:p>-4,88148003559967</text:p>
          </table:table-cell>
          <table:table-cell table:formula="of:=TRUNC([.D36]; 1)" office:value-type="float" office:value="-4.8" calcext:value-type="float">
            <text:p>-4,8</text:p>
          </table:table-cell>
          <table:table-cell table:formula="of:=[.E36]+[.$F$3]" office:value-type="float" office:value="2.2" calcext:value-type="float">
            <text:p>2,2</text:p>
          </table:table-cell>
        </table:table-row>
        <table:table-row table:style-name="ro1">
          <table:table-cell table:formula="of:=[.A36]+[.$A$3]" office:value-type="float" office:value="80" calcext:value-type="float">
            <text:p>80</text:p>
          </table:table-cell>
          <table:table-cell table:formula="of:=[.A37]*PI()/180" office:value-type="float" office:value="1.39626340159546" calcext:value-type="float">
            <text:p>1,39626340159546</text:p>
          </table:table-cell>
          <table:table-cell table:formula="of:=SIN([.B37])" office:value-type="float" office:value="0.984807753012208" calcext:value-type="float">
            <text:p>0,984807753012208</text:p>
          </table:table-cell>
          <table:table-cell table:formula="of:=[.C37]*[.$D$3]" office:value-type="float" office:value="-4.92403876506104" calcext:value-type="float">
            <text:p>-4,92403876506104</text:p>
          </table:table-cell>
          <table:table-cell table:formula="of:=TRUNC([.D37]; 1)" office:value-type="float" office:value="-4.9" calcext:value-type="float">
            <text:p>-4,9</text:p>
          </table:table-cell>
          <table:table-cell table:formula="of:=[.E37]+[.$F$3]" office:value-type="float" office:value="2.1" calcext:value-type="float">
            <text:p>2,1</text:p>
          </table:table-cell>
        </table:table-row>
        <table:table-row table:style-name="ro1">
          <table:table-cell table:formula="of:=[.A37]+[.$A$3]" office:value-type="float" office:value="82.5" calcext:value-type="float">
            <text:p>82,5</text:p>
          </table:table-cell>
          <table:table-cell table:formula="of:=[.A38]*PI()/180" office:value-type="float" office:value="1.43989663289532" calcext:value-type="float">
            <text:p>1,43989663289532</text:p>
          </table:table-cell>
          <table:table-cell table:formula="of:=SIN([.B38])" office:value-type="float" office:value="0.99144486137381" calcext:value-type="float">
            <text:p>0,99144486137381</text:p>
          </table:table-cell>
          <table:table-cell table:formula="of:=[.C38]*[.$D$3]" office:value-type="float" office:value="-4.95722430686905" calcext:value-type="float">
            <text:p>-4,95722430686905</text:p>
          </table:table-cell>
          <table:table-cell table:formula="of:=TRUNC([.D38]; 1)" office:value-type="float" office:value="-4.9" calcext:value-type="float">
            <text:p>-4,9</text:p>
          </table:table-cell>
          <table:table-cell table:formula="of:=[.E38]+[.$F$3]" office:value-type="float" office:value="2.1" calcext:value-type="float">
            <text:p>2,1</text:p>
          </table:table-cell>
        </table:table-row>
        <table:table-row table:style-name="ro1">
          <table:table-cell table:formula="of:=[.A38]+[.$A$3]" office:value-type="float" office:value="85" calcext:value-type="float">
            <text:p>85</text:p>
          </table:table-cell>
          <table:table-cell table:formula="of:=[.A39]*PI()/180" office:value-type="float" office:value="1.48352986419518" calcext:value-type="float">
            <text:p>1,48352986419518</text:p>
          </table:table-cell>
          <table:table-cell table:formula="of:=SIN([.B39])" office:value-type="float" office:value="0.996194698091746" calcext:value-type="float">
            <text:p>0,996194698091746</text:p>
          </table:table-cell>
          <table:table-cell table:formula="of:=[.C39]*[.$D$3]" office:value-type="float" office:value="-4.98097349045873" calcext:value-type="float">
            <text:p>-4,98097349045873</text:p>
          </table:table-cell>
          <table:table-cell table:formula="of:=TRUNC([.D39]; 1)" office:value-type="float" office:value="-4.9" calcext:value-type="float">
            <text:p>-4,9</text:p>
          </table:table-cell>
          <table:table-cell table:formula="of:=[.E39]+[.$F$3]" office:value-type="float" office:value="2.1" calcext:value-type="float">
            <text:p>2,1</text:p>
          </table:table-cell>
        </table:table-row>
        <table:table-row table:style-name="ro1">
          <table:table-cell table:formula="of:=[.A39]+[.$A$3]" office:value-type="float" office:value="87.5" calcext:value-type="float">
            <text:p>87,5</text:p>
          </table:table-cell>
          <table:table-cell table:formula="of:=[.A40]*PI()/180" office:value-type="float" office:value="1.52716309549504" calcext:value-type="float">
            <text:p>1,52716309549504</text:p>
          </table:table-cell>
          <table:table-cell table:formula="of:=SIN([.B40])" office:value-type="float" office:value="0.999048221581858" calcext:value-type="float">
            <text:p>0,999048221581858</text:p>
          </table:table-cell>
          <table:table-cell table:formula="of:=[.C40]*[.$D$3]" office:value-type="float" office:value="-4.99524110790929" calcext:value-type="float">
            <text:p>-4,99524110790929</text:p>
          </table:table-cell>
          <table:table-cell table:formula="of:=TRUNC([.D40]; 1)" office:value-type="float" office:value="-4.9" calcext:value-type="float">
            <text:p>-4,9</text:p>
          </table:table-cell>
          <table:table-cell table:formula="of:=[.E40]+[.$F$3]" office:value-type="float" office:value="2.1" calcext:value-type="float">
            <text:p>2,1</text:p>
          </table:table-cell>
        </table:table-row>
        <table:table-row table:style-name="ro1">
          <table:table-cell table:formula="of:=[.A40]+[.$A$3]" office:value-type="float" office:value="90" calcext:value-type="float">
            <text:p>90</text:p>
          </table:table-cell>
          <table:table-cell table:formula="of:=[.A41]*PI()/180" office:value-type="float" office:value="1.5707963267949" calcext:value-type="float">
            <text:p>1,5707963267949</text:p>
          </table:table-cell>
          <table:table-cell table:formula="of:=SIN([.B41])" office:value-type="float" office:value="1" calcext:value-type="float">
            <text:p>1</text:p>
          </table:table-cell>
          <table:table-cell table:formula="of:=[.C41]*[.$D$3]" office:value-type="float" office:value="-5" calcext:value-type="float">
            <text:p>-5</text:p>
          </table:table-cell>
          <table:table-cell table:formula="of:=TRUNC([.D41]; 1)" office:value-type="float" office:value="-5" calcext:value-type="float">
            <text:p>-5</text:p>
          </table:table-cell>
          <table:table-cell table:formula="of:=[.E41]+[.$F$3]" office:value-type="float" office:value="2" calcext:value-type="float">
            <text:p>2</text:p>
          </table:table-cell>
        </table:table-row>
        <table:table-row table:style-name="ro1">
          <table:table-cell table:formula="of:=[.A41]+[.$A$3]" office:value-type="float" office:value="92.5" calcext:value-type="float">
            <text:p>92,5</text:p>
          </table:table-cell>
          <table:table-cell table:formula="of:=[.A42]*PI()/180" office:value-type="float" office:value="1.61442955809475" calcext:value-type="float">
            <text:p>1,61442955809475</text:p>
          </table:table-cell>
          <table:table-cell table:formula="of:=SIN([.B42])" office:value-type="float" office:value="0.999048221581858" calcext:value-type="float">
            <text:p>0,999048221581858</text:p>
          </table:table-cell>
          <table:table-cell table:formula="of:=[.C42]*[.$D$3]" office:value-type="float" office:value="-4.99524110790929" calcext:value-type="float">
            <text:p>-4,99524110790929</text:p>
          </table:table-cell>
          <table:table-cell table:formula="of:=TRUNC([.D42]; 1)" office:value-type="float" office:value="-4.9" calcext:value-type="float">
            <text:p>-4,9</text:p>
          </table:table-cell>
          <table:table-cell table:formula="of:=[.E42]+[.$F$3]" office:value-type="float" office:value="2.1" calcext:value-type="float">
            <text:p>2,1</text:p>
          </table:table-cell>
        </table:table-row>
        <table:table-row table:style-name="ro1">
          <table:table-cell table:formula="of:=[.A42]+[.$A$3]" office:value-type="float" office:value="95" calcext:value-type="float">
            <text:p>95</text:p>
          </table:table-cell>
          <table:table-cell table:formula="of:=[.A43]*PI()/180" office:value-type="float" office:value="1.65806278939461" calcext:value-type="float">
            <text:p>1,65806278939461</text:p>
          </table:table-cell>
          <table:table-cell table:formula="of:=SIN([.B43])" office:value-type="float" office:value="0.996194698091746" calcext:value-type="float">
            <text:p>0,996194698091746</text:p>
          </table:table-cell>
          <table:table-cell table:formula="of:=[.C43]*[.$D$3]" office:value-type="float" office:value="-4.98097349045873" calcext:value-type="float">
            <text:p>-4,98097349045873</text:p>
          </table:table-cell>
          <table:table-cell table:formula="of:=TRUNC([.D43]; 1)" office:value-type="float" office:value="-4.9" calcext:value-type="float">
            <text:p>-4,9</text:p>
          </table:table-cell>
          <table:table-cell table:formula="of:=[.E43]+[.$F$3]" office:value-type="float" office:value="2.1" calcext:value-type="float">
            <text:p>2,1</text:p>
          </table:table-cell>
        </table:table-row>
        <table:table-row table:style-name="ro1">
          <table:table-cell table:formula="of:=[.A43]+[.$A$3]" office:value-type="float" office:value="97.5" calcext:value-type="float">
            <text:p>97,5</text:p>
          </table:table-cell>
          <table:table-cell table:formula="of:=[.A44]*PI()/180" office:value-type="float" office:value="1.70169602069447" calcext:value-type="float">
            <text:p>1,70169602069447</text:p>
          </table:table-cell>
          <table:table-cell table:formula="of:=SIN([.B44])" office:value-type="float" office:value="0.99144486137381" calcext:value-type="float">
            <text:p>0,99144486137381</text:p>
          </table:table-cell>
          <table:table-cell table:formula="of:=[.C44]*[.$D$3]" office:value-type="float" office:value="-4.95722430686905" calcext:value-type="float">
            <text:p>-4,95722430686905</text:p>
          </table:table-cell>
          <table:table-cell table:formula="of:=TRUNC([.D44]; 1)" office:value-type="float" office:value="-4.9" calcext:value-type="float">
            <text:p>-4,9</text:p>
          </table:table-cell>
          <table:table-cell table:formula="of:=[.E44]+[.$F$3]" office:value-type="float" office:value="2.1" calcext:value-type="float">
            <text:p>2,1</text:p>
          </table:table-cell>
        </table:table-row>
        <table:table-row table:style-name="ro1">
          <table:table-cell table:formula="of:=[.A44]+[.$A$3]" office:value-type="float" office:value="100" calcext:value-type="float">
            <text:p>100</text:p>
          </table:table-cell>
          <table:table-cell table:formula="of:=[.A45]*PI()/180" office:value-type="float" office:value="1.74532925199433" calcext:value-type="float">
            <text:p>1,74532925199433</text:p>
          </table:table-cell>
          <table:table-cell table:formula="of:=SIN([.B45])" office:value-type="float" office:value="0.984807753012208" calcext:value-type="float">
            <text:p>0,984807753012208</text:p>
          </table:table-cell>
          <table:table-cell table:formula="of:=[.C45]*[.$D$3]" office:value-type="float" office:value="-4.92403876506104" calcext:value-type="float">
            <text:p>-4,92403876506104</text:p>
          </table:table-cell>
          <table:table-cell table:formula="of:=TRUNC([.D45]; 1)" office:value-type="float" office:value="-4.9" calcext:value-type="float">
            <text:p>-4,9</text:p>
          </table:table-cell>
          <table:table-cell table:formula="of:=[.E45]+[.$F$3]" office:value-type="float" office:value="2.1" calcext:value-type="float">
            <text:p>2,1</text:p>
          </table:table-cell>
        </table:table-row>
        <table:table-row table:style-name="ro1">
          <table:table-cell table:formula="of:=[.A45]+[.$A$3]" office:value-type="float" office:value="102.5" calcext:value-type="float">
            <text:p>102,5</text:p>
          </table:table-cell>
          <table:table-cell table:formula="of:=[.A46]*PI()/180" office:value-type="float" office:value="1.78896248329419" calcext:value-type="float">
            <text:p>1,78896248329419</text:p>
          </table:table-cell>
          <table:table-cell table:formula="of:=SIN([.B46])" office:value-type="float" office:value="0.976296007119933" calcext:value-type="float">
            <text:p>0,976296007119933</text:p>
          </table:table-cell>
          <table:table-cell table:formula="of:=[.C46]*[.$D$3]" office:value-type="float" office:value="-4.88148003559967" calcext:value-type="float">
            <text:p>-4,88148003559967</text:p>
          </table:table-cell>
          <table:table-cell table:formula="of:=TRUNC([.D46]; 1)" office:value-type="float" office:value="-4.8" calcext:value-type="float">
            <text:p>-4,8</text:p>
          </table:table-cell>
          <table:table-cell table:formula="of:=[.E46]+[.$F$3]" office:value-type="float" office:value="2.2" calcext:value-type="float">
            <text:p>2,2</text:p>
          </table:table-cell>
        </table:table-row>
        <table:table-row table:style-name="ro1">
          <table:table-cell table:formula="of:=[.A46]+[.$A$3]" office:value-type="float" office:value="105" calcext:value-type="float">
            <text:p>105</text:p>
          </table:table-cell>
          <table:table-cell table:formula="of:=[.A47]*PI()/180" office:value-type="float" office:value="1.83259571459405" calcext:value-type="float">
            <text:p>1,83259571459405</text:p>
          </table:table-cell>
          <table:table-cell table:formula="of:=SIN([.B47])" office:value-type="float" office:value="0.965925826289068" calcext:value-type="float">
            <text:p>0,965925826289068</text:p>
          </table:table-cell>
          <table:table-cell table:formula="of:=[.C47]*[.$D$3]" office:value-type="float" office:value="-4.82962913144534" calcext:value-type="float">
            <text:p>-4,82962913144534</text:p>
          </table:table-cell>
          <table:table-cell table:formula="of:=TRUNC([.D47]; 1)" office:value-type="float" office:value="-4.8" calcext:value-type="float">
            <text:p>-4,8</text:p>
          </table:table-cell>
          <table:table-cell table:formula="of:=[.E47]+[.$F$3]" office:value-type="float" office:value="2.2" calcext:value-type="float">
            <text:p>2,2</text:p>
          </table:table-cell>
        </table:table-row>
        <table:table-row table:style-name="ro1">
          <table:table-cell table:formula="of:=[.A47]+[.$A$3]" office:value-type="float" office:value="107.5" calcext:value-type="float">
            <text:p>107,5</text:p>
          </table:table-cell>
          <table:table-cell table:formula="of:=[.A48]*PI()/180" office:value-type="float" office:value="1.8762289458939" calcext:value-type="float">
            <text:p>1,8762289458939</text:p>
          </table:table-cell>
          <table:table-cell table:formula="of:=SIN([.B48])" office:value-type="float" office:value="0.953716950748227" calcext:value-type="float">
            <text:p>0,953716950748227</text:p>
          </table:table-cell>
          <table:table-cell table:formula="of:=[.C48]*[.$D$3]" office:value-type="float" office:value="-4.76858475374114" calcext:value-type="float">
            <text:p>-4,76858475374114</text:p>
          </table:table-cell>
          <table:table-cell table:formula="of:=TRUNC([.D48]; 1)" office:value-type="float" office:value="-4.7" calcext:value-type="float">
            <text:p>-4,7</text:p>
          </table:table-cell>
          <table:table-cell table:formula="of:=[.E48]+[.$F$3]" office:value-type="float" office:value="2.3" calcext:value-type="float">
            <text:p>2,3</text:p>
          </table:table-cell>
        </table:table-row>
        <table:table-row table:style-name="ro1">
          <table:table-cell table:formula="of:=[.A48]+[.$A$3]" office:value-type="float" office:value="110" calcext:value-type="float">
            <text:p>110</text:p>
          </table:table-cell>
          <table:table-cell table:formula="of:=[.A49]*PI()/180" office:value-type="float" office:value="1.91986217719376" calcext:value-type="float">
            <text:p>1,91986217719376</text:p>
          </table:table-cell>
          <table:table-cell table:formula="of:=SIN([.B49])" office:value-type="float" office:value="0.939692620785908" calcext:value-type="float">
            <text:p>0,939692620785908</text:p>
          </table:table-cell>
          <table:table-cell table:formula="of:=[.C49]*[.$D$3]" office:value-type="float" office:value="-4.69846310392954" calcext:value-type="float">
            <text:p>-4,69846310392954</text:p>
          </table:table-cell>
          <table:table-cell table:formula="of:=TRUNC([.D49]; 1)" office:value-type="float" office:value="-4.6" calcext:value-type="float">
            <text:p>-4,6</text:p>
          </table:table-cell>
          <table:table-cell table:formula="of:=[.E49]+[.$F$3]" office:value-type="float" office:value="2.4" calcext:value-type="float">
            <text:p>2,4</text:p>
          </table:table-cell>
        </table:table-row>
        <table:table-row table:style-name="ro1">
          <table:table-cell table:formula="of:=[.A49]+[.$A$3]" office:value-type="float" office:value="112.5" calcext:value-type="float">
            <text:p>112,5</text:p>
          </table:table-cell>
          <table:table-cell table:formula="of:=[.A50]*PI()/180" office:value-type="float" office:value="1.96349540849362" calcext:value-type="float">
            <text:p>1,96349540849362</text:p>
          </table:table-cell>
          <table:table-cell table:formula="of:=SIN([.B50])" office:value-type="float" office:value="0.923879532511287" calcext:value-type="float">
            <text:p>0,923879532511287</text:p>
          </table:table-cell>
          <table:table-cell table:formula="of:=[.C50]*[.$D$3]" office:value-type="float" office:value="-4.61939766255643" calcext:value-type="float">
            <text:p>-4,61939766255643</text:p>
          </table:table-cell>
          <table:table-cell table:formula="of:=TRUNC([.D50]; 1)" office:value-type="float" office:value="-4.6" calcext:value-type="float">
            <text:p>-4,6</text:p>
          </table:table-cell>
          <table:table-cell table:formula="of:=[.E50]+[.$F$3]" office:value-type="float" office:value="2.4" calcext:value-type="float">
            <text:p>2,4</text:p>
          </table:table-cell>
        </table:table-row>
        <table:table-row table:style-name="ro1">
          <table:table-cell table:formula="of:=[.A50]+[.$A$3]" office:value-type="float" office:value="115" calcext:value-type="float">
            <text:p>115</text:p>
          </table:table-cell>
          <table:table-cell table:formula="of:=[.A51]*PI()/180" office:value-type="float" office:value="2.00712863979348" calcext:value-type="float">
            <text:p>2,00712863979348</text:p>
          </table:table-cell>
          <table:table-cell table:formula="of:=SIN([.B51])" office:value-type="float" office:value="0.90630778703665" calcext:value-type="float">
            <text:p>0,90630778703665</text:p>
          </table:table-cell>
          <table:table-cell table:formula="of:=[.C51]*[.$D$3]" office:value-type="float" office:value="-4.53153893518325" calcext:value-type="float">
            <text:p>-4,53153893518325</text:p>
          </table:table-cell>
          <table:table-cell table:formula="of:=TRUNC([.D51]; 1)" office:value-type="float" office:value="-4.5" calcext:value-type="float">
            <text:p>-4,5</text:p>
          </table:table-cell>
          <table:table-cell table:formula="of:=[.E51]+[.$F$3]" office:value-type="float" office:value="2.5" calcext:value-type="float">
            <text:p>2,5</text:p>
          </table:table-cell>
        </table:table-row>
        <table:table-row table:style-name="ro1">
          <table:table-cell table:formula="of:=[.A51]+[.$A$3]" office:value-type="float" office:value="117.5" calcext:value-type="float">
            <text:p>117,5</text:p>
          </table:table-cell>
          <table:table-cell table:formula="of:=[.A52]*PI()/180" office:value-type="float" office:value="2.05076187109334" calcext:value-type="float">
            <text:p>2,05076187109334</text:p>
          </table:table-cell>
          <table:table-cell table:formula="of:=SIN([.B52])" office:value-type="float" office:value="0.887010833178222" calcext:value-type="float">
            <text:p>0,887010833178222</text:p>
          </table:table-cell>
          <table:table-cell table:formula="of:=[.C52]*[.$D$3]" office:value-type="float" office:value="-4.43505416589111" calcext:value-type="float">
            <text:p>-4,43505416589111</text:p>
          </table:table-cell>
          <table:table-cell table:formula="of:=TRUNC([.D52]; 1)" office:value-type="float" office:value="-4.4" calcext:value-type="float">
            <text:p>-4,4</text:p>
          </table:table-cell>
          <table:table-cell table:formula="of:=[.E52]+[.$F$3]" office:value-type="float" office:value="2.6" calcext:value-type="float">
            <text:p>2,6</text:p>
          </table:table-cell>
        </table:table-row>
        <table:table-row table:style-name="ro1">
          <table:table-cell table:formula="of:=[.A52]+[.$A$3]" office:value-type="float" office:value="120" calcext:value-type="float">
            <text:p>120</text:p>
          </table:table-cell>
          <table:table-cell table:formula="of:=[.A53]*PI()/180" office:value-type="float" office:value="2.0943951023932" calcext:value-type="float">
            <text:p>2,0943951023932</text:p>
          </table:table-cell>
          <table:table-cell table:formula="of:=SIN([.B53])" office:value-type="float" office:value="0.866025403784439" calcext:value-type="float">
            <text:p>0,866025403784439</text:p>
          </table:table-cell>
          <table:table-cell table:formula="of:=[.C53]*[.$D$3]" office:value-type="float" office:value="-4.33012701892219" calcext:value-type="float">
            <text:p>-4,33012701892219</text:p>
          </table:table-cell>
          <table:table-cell table:formula="of:=TRUNC([.D53]; 1)" office:value-type="float" office:value="-4.3" calcext:value-type="float">
            <text:p>-4,3</text:p>
          </table:table-cell>
          <table:table-cell table:formula="of:=[.E53]+[.$F$3]" office:value-type="float" office:value="2.7" calcext:value-type="float">
            <text:p>2,7</text:p>
          </table:table-cell>
        </table:table-row>
        <table:table-row table:style-name="ro1">
          <table:table-cell table:formula="of:=[.A53]+[.$A$3]" office:value-type="float" office:value="122.5" calcext:value-type="float">
            <text:p>122,5</text:p>
          </table:table-cell>
          <table:table-cell table:formula="of:=[.A54]*PI()/180" office:value-type="float" office:value="2.13802833369305" calcext:value-type="float">
            <text:p>2,13802833369305</text:p>
          </table:table-cell>
          <table:table-cell table:formula="of:=SIN([.B54])" office:value-type="float" office:value="0.843391445812886" calcext:value-type="float">
            <text:p>0,843391445812886</text:p>
          </table:table-cell>
          <table:table-cell table:formula="of:=[.C54]*[.$D$3]" office:value-type="float" office:value="-4.21695722906443" calcext:value-type="float">
            <text:p>-4,21695722906443</text:p>
          </table:table-cell>
          <table:table-cell table:formula="of:=TRUNC([.D54]; 1)" office:value-type="float" office:value="-4.2" calcext:value-type="float">
            <text:p>-4,2</text:p>
          </table:table-cell>
          <table:table-cell table:formula="of:=[.E54]+[.$F$3]" office:value-type="float" office:value="2.8" calcext:value-type="float">
            <text:p>2,8</text:p>
          </table:table-cell>
        </table:table-row>
        <table:table-row table:style-name="ro1">
          <table:table-cell table:formula="of:=[.A54]+[.$A$3]" office:value-type="float" office:value="125" calcext:value-type="float">
            <text:p>125</text:p>
          </table:table-cell>
          <table:table-cell table:formula="of:=[.A55]*PI()/180" office:value-type="float" office:value="2.18166156499291" calcext:value-type="float">
            <text:p>2,18166156499291</text:p>
          </table:table-cell>
          <table:table-cell table:formula="of:=SIN([.B55])" office:value-type="float" office:value="0.819152044288992" calcext:value-type="float">
            <text:p>0,819152044288992</text:p>
          </table:table-cell>
          <table:table-cell table:formula="of:=[.C55]*[.$D$3]" office:value-type="float" office:value="-4.09576022144496" calcext:value-type="float">
            <text:p>-4,09576022144496</text:p>
          </table:table-cell>
          <table:table-cell table:formula="of:=TRUNC([.D55]; 1)" office:value-type="float" office:value="-4" calcext:value-type="float">
            <text:p>-4</text:p>
          </table:table-cell>
          <table:table-cell table:formula="of:=[.E55]+[.$F$3]" office:value-type="float" office:value="3" calcext:value-type="float">
            <text:p>3</text:p>
          </table:table-cell>
        </table:table-row>
        <table:table-row table:style-name="ro1">
          <table:table-cell table:formula="of:=[.A55]+[.$A$3]" office:value-type="float" office:value="127.5" calcext:value-type="float">
            <text:p>127,5</text:p>
          </table:table-cell>
          <table:table-cell table:formula="of:=[.A56]*PI()/180" office:value-type="float" office:value="2.22529479629277" calcext:value-type="float">
            <text:p>2,22529479629277</text:p>
          </table:table-cell>
          <table:table-cell table:formula="of:=SIN([.B56])" office:value-type="float" office:value="0.793353340291235" calcext:value-type="float">
            <text:p>0,793353340291235</text:p>
          </table:table-cell>
          <table:table-cell table:formula="of:=[.C56]*[.$D$3]" office:value-type="float" office:value="-3.96676670145618" calcext:value-type="float">
            <text:p>-3,96676670145618</text:p>
          </table:table-cell>
          <table:table-cell table:formula="of:=TRUNC([.D56]; 1)" office:value-type="float" office:value="-3.9" calcext:value-type="float">
            <text:p>-3,9</text:p>
          </table:table-cell>
          <table:table-cell table:formula="of:=[.E56]+[.$F$3]" office:value-type="float" office:value="3.1" calcext:value-type="float">
            <text:p>3,1</text:p>
          </table:table-cell>
        </table:table-row>
        <table:table-row table:style-name="ro1">
          <table:table-cell table:formula="of:=[.A56]+[.$A$3]" office:value-type="float" office:value="130" calcext:value-type="float">
            <text:p>130</text:p>
          </table:table-cell>
          <table:table-cell table:formula="of:=[.A57]*PI()/180" office:value-type="float" office:value="2.26892802759263" calcext:value-type="float">
            <text:p>2,26892802759263</text:p>
          </table:table-cell>
          <table:table-cell table:formula="of:=SIN([.B57])" office:value-type="float" office:value="0.766044443118978" calcext:value-type="float">
            <text:p>0,766044443118978</text:p>
          </table:table-cell>
          <table:table-cell table:formula="of:=[.C57]*[.$D$3]" office:value-type="float" office:value="-3.83022221559489" calcext:value-type="float">
            <text:p>-3,83022221559489</text:p>
          </table:table-cell>
          <table:table-cell table:formula="of:=TRUNC([.D57]; 1)" office:value-type="float" office:value="-3.8" calcext:value-type="float">
            <text:p>-3,8</text:p>
          </table:table-cell>
          <table:table-cell table:formula="of:=[.E57]+[.$F$3]" office:value-type="float" office:value="3.2" calcext:value-type="float">
            <text:p>3,2</text:p>
          </table:table-cell>
        </table:table-row>
        <table:table-row table:style-name="ro1">
          <table:table-cell table:formula="of:=[.A57]+[.$A$3]" office:value-type="float" office:value="132.5" calcext:value-type="float">
            <text:p>132,5</text:p>
          </table:table-cell>
          <table:table-cell table:formula="of:=[.A58]*PI()/180" office:value-type="float" office:value="2.31256125889249" calcext:value-type="float">
            <text:p>2,31256125889249</text:p>
          </table:table-cell>
          <table:table-cell table:formula="of:=SIN([.B58])" office:value-type="float" office:value="0.737277336810124" calcext:value-type="float">
            <text:p>0,737277336810124</text:p>
          </table:table-cell>
          <table:table-cell table:formula="of:=[.C58]*[.$D$3]" office:value-type="float" office:value="-3.68638668405062" calcext:value-type="float">
            <text:p>-3,68638668405062</text:p>
          </table:table-cell>
          <table:table-cell table:formula="of:=TRUNC([.D58]; 1)" office:value-type="float" office:value="-3.6" calcext:value-type="float">
            <text:p>-3,6</text:p>
          </table:table-cell>
          <table:table-cell table:formula="of:=[.E58]+[.$F$3]" office:value-type="float" office:value="3.4" calcext:value-type="float">
            <text:p>3,4</text:p>
          </table:table-cell>
        </table:table-row>
        <table:table-row table:style-name="ro1">
          <table:table-cell table:formula="of:=[.A58]+[.$A$3]" office:value-type="float" office:value="135" calcext:value-type="float">
            <text:p>135</text:p>
          </table:table-cell>
          <table:table-cell table:formula="of:=[.A59]*PI()/180" office:value-type="float" office:value="2.35619449019234" calcext:value-type="float">
            <text:p>2,35619449019234</text:p>
          </table:table-cell>
          <table:table-cell table:formula="of:=SIN([.B59])" office:value-type="float" office:value="0.707106781186548" calcext:value-type="float">
            <text:p>0,707106781186548</text:p>
          </table:table-cell>
          <table:table-cell table:formula="of:=[.C59]*[.$D$3]" office:value-type="float" office:value="-3.53553390593274" calcext:value-type="float">
            <text:p>-3,53553390593274</text:p>
          </table:table-cell>
          <table:table-cell table:formula="of:=TRUNC([.D59]; 1)" office:value-type="float" office:value="-3.5" calcext:value-type="float">
            <text:p>-3,5</text:p>
          </table:table-cell>
          <table:table-cell table:formula="of:=[.E59]+[.$F$3]" office:value-type="float" office:value="3.5" calcext:value-type="float">
            <text:p>3,5</text:p>
          </table:table-cell>
        </table:table-row>
        <table:table-row table:style-name="ro1">
          <table:table-cell table:formula="of:=[.A59]+[.$A$3]" office:value-type="float" office:value="137.5" calcext:value-type="float">
            <text:p>137,5</text:p>
          </table:table-cell>
          <table:table-cell table:formula="of:=[.A60]*PI()/180" office:value-type="float" office:value="2.3998277214922" calcext:value-type="float">
            <text:p>2,3998277214922</text:p>
          </table:table-cell>
          <table:table-cell table:formula="of:=SIN([.B60])" office:value-type="float" office:value="0.67559020761566" calcext:value-type="float">
            <text:p>0,67559020761566</text:p>
          </table:table-cell>
          <table:table-cell table:formula="of:=[.C60]*[.$D$3]" office:value-type="float" office:value="-3.3779510380783" calcext:value-type="float">
            <text:p>-3,3779510380783</text:p>
          </table:table-cell>
          <table:table-cell table:formula="of:=TRUNC([.D60]; 1)" office:value-type="float" office:value="-3.3" calcext:value-type="float">
            <text:p>-3,3</text:p>
          </table:table-cell>
          <table:table-cell table:formula="of:=[.E60]+[.$F$3]" office:value-type="float" office:value="3.7" calcext:value-type="float">
            <text:p>3,7</text:p>
          </table:table-cell>
        </table:table-row>
        <table:table-row table:style-name="ro1">
          <table:table-cell table:formula="of:=[.A60]+[.$A$3]" office:value-type="float" office:value="140" calcext:value-type="float">
            <text:p>140</text:p>
          </table:table-cell>
          <table:table-cell table:formula="of:=[.A61]*PI()/180" office:value-type="float" office:value="2.44346095279206" calcext:value-type="float">
            <text:p>2,44346095279206</text:p>
          </table:table-cell>
          <table:table-cell table:formula="of:=SIN([.B61])" office:value-type="float" office:value="0.642787609686539" calcext:value-type="float">
            <text:p>0,642787609686539</text:p>
          </table:table-cell>
          <table:table-cell table:formula="of:=[.C61]*[.$D$3]" office:value-type="float" office:value="-3.2139380484327" calcext:value-type="float">
            <text:p>-3,2139380484327</text:p>
          </table:table-cell>
          <table:table-cell table:formula="of:=TRUNC([.D61]; 1)" office:value-type="float" office:value="-3.2" calcext:value-type="float">
            <text:p>-3,2</text:p>
          </table:table-cell>
          <table:table-cell table:formula="of:=[.E61]+[.$F$3]" office:value-type="float" office:value="3.8" calcext:value-type="float">
            <text:p>3,8</text:p>
          </table:table-cell>
        </table:table-row>
        <table:table-row table:style-name="ro1">
          <table:table-cell table:formula="of:=[.A61]+[.$A$3]" office:value-type="float" office:value="142.5" calcext:value-type="float">
            <text:p>142,5</text:p>
          </table:table-cell>
          <table:table-cell table:formula="of:=[.A62]*PI()/180" office:value-type="float" office:value="2.48709418409192" calcext:value-type="float">
            <text:p>2,48709418409192</text:p>
          </table:table-cell>
          <table:table-cell table:formula="of:=SIN([.B62])" office:value-type="float" office:value="0.60876142900872" calcext:value-type="float">
            <text:p>0,60876142900872</text:p>
          </table:table-cell>
          <table:table-cell table:formula="of:=[.C62]*[.$D$3]" office:value-type="float" office:value="-3.0438071450436" calcext:value-type="float">
            <text:p>-3,0438071450436</text:p>
          </table:table-cell>
          <table:table-cell table:formula="of:=TRUNC([.D62]; 1)" office:value-type="float" office:value="-3" calcext:value-type="float">
            <text:p>-3</text:p>
          </table:table-cell>
          <table:table-cell table:formula="of:=[.E62]+[.$F$3]" office:value-type="float" office:value="4" calcext:value-type="float">
            <text:p>4</text:p>
          </table:table-cell>
        </table:table-row>
        <table:table-row table:style-name="ro1">
          <table:table-cell table:formula="of:=[.A62]+[.$A$3]" office:value-type="float" office:value="145" calcext:value-type="float">
            <text:p>145</text:p>
          </table:table-cell>
          <table:table-cell table:formula="of:=[.A63]*PI()/180" office:value-type="float" office:value="2.53072741539178" calcext:value-type="float">
            <text:p>2,53072741539178</text:p>
          </table:table-cell>
          <table:table-cell table:formula="of:=SIN([.B63])" office:value-type="float" office:value="0.573576436351046" calcext:value-type="float">
            <text:p>0,573576436351046</text:p>
          </table:table-cell>
          <table:table-cell table:formula="of:=[.C63]*[.$D$3]" office:value-type="float" office:value="-2.86788218175523" calcext:value-type="float">
            <text:p>-2,86788218175523</text:p>
          </table:table-cell>
          <table:table-cell table:formula="of:=TRUNC([.D63]; 1)" office:value-type="float" office:value="-2.8" calcext:value-type="float">
            <text:p>-2,8</text:p>
          </table:table-cell>
          <table:table-cell table:formula="of:=[.E63]+[.$F$3]" office:value-type="float" office:value="4.2" calcext:value-type="float">
            <text:p>4,2</text:p>
          </table:table-cell>
        </table:table-row>
        <table:table-row table:style-name="ro1">
          <table:table-cell table:formula="of:=[.A63]+[.$A$3]" office:value-type="float" office:value="147.5" calcext:value-type="float">
            <text:p>147,5</text:p>
          </table:table-cell>
          <table:table-cell table:formula="of:=[.A64]*PI()/180" office:value-type="float" office:value="2.57436064669164" calcext:value-type="float">
            <text:p>2,57436064669164</text:p>
          </table:table-cell>
          <table:table-cell table:formula="of:=SIN([.B64])" office:value-type="float" office:value="0.537299608346824" calcext:value-type="float">
            <text:p>0,537299608346824</text:p>
          </table:table-cell>
          <table:table-cell table:formula="of:=[.C64]*[.$D$3]" office:value-type="float" office:value="-2.68649804173412" calcext:value-type="float">
            <text:p>-2,68649804173412</text:p>
          </table:table-cell>
          <table:table-cell table:formula="of:=TRUNC([.D64]; 1)" office:value-type="float" office:value="-2.6" calcext:value-type="float">
            <text:p>-2,6</text:p>
          </table:table-cell>
          <table:table-cell table:formula="of:=[.E64]+[.$F$3]" office:value-type="float" office:value="4.4" calcext:value-type="float">
            <text:p>4,4</text:p>
          </table:table-cell>
        </table:table-row>
        <table:table-row table:style-name="ro1">
          <table:table-cell table:formula="of:=[.A64]+[.$A$3]" office:value-type="float" office:value="150" calcext:value-type="float">
            <text:p>150</text:p>
          </table:table-cell>
          <table:table-cell table:formula="of:=[.A65]*PI()/180" office:value-type="float" office:value="2.61799387799149" calcext:value-type="float">
            <text:p>2,61799387799149</text:p>
          </table:table-cell>
          <table:table-cell table:formula="of:=SIN([.B65])" office:value-type="float" office:value="0.5" calcext:value-type="float">
            <text:p>0,5</text:p>
          </table:table-cell>
          <table:table-cell table:formula="of:=[.C65]*[.$D$3]" office:value-type="float" office:value="-2.5" calcext:value-type="float">
            <text:p>-2,5</text:p>
          </table:table-cell>
          <table:table-cell table:formula="of:=TRUNC([.D65]; 1)" office:value-type="float" office:value="-2.5" calcext:value-type="float">
            <text:p>-2,5</text:p>
          </table:table-cell>
          <table:table-cell table:formula="of:=[.E65]+[.$F$3]" office:value-type="float" office:value="4.5" calcext:value-type="float">
            <text:p>4,5</text:p>
          </table:table-cell>
        </table:table-row>
        <table:table-row table:style-name="ro1">
          <table:table-cell table:formula="of:=[.A65]+[.$A$3]" office:value-type="float" office:value="152.5" calcext:value-type="float">
            <text:p>152,5</text:p>
          </table:table-cell>
          <table:table-cell table:formula="of:=[.A66]*PI()/180" office:value-type="float" office:value="2.66162710929135" calcext:value-type="float">
            <text:p>2,66162710929135</text:p>
          </table:table-cell>
          <table:table-cell table:formula="of:=SIN([.B66])" office:value-type="float" office:value="0.461748613235034" calcext:value-type="float">
            <text:p>0,461748613235034</text:p>
          </table:table-cell>
          <table:table-cell table:formula="of:=[.C66]*[.$D$3]" office:value-type="float" office:value="-2.30874306617517" calcext:value-type="float">
            <text:p>-2,30874306617517</text:p>
          </table:table-cell>
          <table:table-cell table:formula="of:=TRUNC([.D66]; 1)" office:value-type="float" office:value="-2.3" calcext:value-type="float">
            <text:p>-2,3</text:p>
          </table:table-cell>
          <table:table-cell table:formula="of:=[.E66]+[.$F$3]" office:value-type="float" office:value="4.7" calcext:value-type="float">
            <text:p>4,7</text:p>
          </table:table-cell>
        </table:table-row>
        <table:table-row table:style-name="ro1">
          <table:table-cell table:formula="of:=[.A66]+[.$A$3]" office:value-type="float" office:value="155" calcext:value-type="float">
            <text:p>155</text:p>
          </table:table-cell>
          <table:table-cell table:formula="of:=[.A67]*PI()/180" office:value-type="float" office:value="2.70526034059121" calcext:value-type="float">
            <text:p>2,70526034059121</text:p>
          </table:table-cell>
          <table:table-cell table:formula="of:=SIN([.B67])" office:value-type="float" office:value="0.422618261740699" calcext:value-type="float">
            <text:p>0,422618261740699</text:p>
          </table:table-cell>
          <table:table-cell table:formula="of:=[.C67]*[.$D$3]" office:value-type="float" office:value="-2.1130913087035" calcext:value-type="float">
            <text:p>-2,1130913087035</text:p>
          </table:table-cell>
          <table:table-cell table:formula="of:=TRUNC([.D67]; 1)" office:value-type="float" office:value="-2.1" calcext:value-type="float">
            <text:p>-2,1</text:p>
          </table:table-cell>
          <table:table-cell table:formula="of:=[.E67]+[.$F$3]" office:value-type="float" office:value="4.9" calcext:value-type="float">
            <text:p>4,9</text:p>
          </table:table-cell>
        </table:table-row>
        <table:table-row table:style-name="ro1">
          <table:table-cell table:formula="of:=[.A67]+[.$A$3]" office:value-type="float" office:value="157.5" calcext:value-type="float">
            <text:p>157,5</text:p>
          </table:table-cell>
          <table:table-cell table:formula="of:=[.A68]*PI()/180" office:value-type="float" office:value="2.74889357189107" calcext:value-type="float">
            <text:p>2,74889357189107</text:p>
          </table:table-cell>
          <table:table-cell table:formula="of:=SIN([.B68])" office:value-type="float" office:value="0.38268343236509" calcext:value-type="float">
            <text:p>0,38268343236509</text:p>
          </table:table-cell>
          <table:table-cell table:formula="of:=[.C68]*[.$D$3]" office:value-type="float" office:value="-1.91341716182545" calcext:value-type="float">
            <text:p>-1,91341716182545</text:p>
          </table:table-cell>
          <table:table-cell table:formula="of:=TRUNC([.D68]; 1)" office:value-type="float" office:value="-1.9" calcext:value-type="float">
            <text:p>-1,9</text:p>
          </table:table-cell>
          <table:table-cell table:formula="of:=[.E68]+[.$F$3]" office:value-type="float" office:value="5.1" calcext:value-type="float">
            <text:p>5,1</text:p>
          </table:table-cell>
        </table:table-row>
        <table:table-row table:style-name="ro1">
          <table:table-cell table:formula="of:=[.A68]+[.$A$3]" office:value-type="float" office:value="160" calcext:value-type="float">
            <text:p>160</text:p>
          </table:table-cell>
          <table:table-cell table:formula="of:=[.A69]*PI()/180" office:value-type="float" office:value="2.79252680319093" calcext:value-type="float">
            <text:p>2,79252680319093</text:p>
          </table:table-cell>
          <table:table-cell table:formula="of:=SIN([.B69])" office:value-type="float" office:value="0.342020143325669" calcext:value-type="float">
            <text:p>0,342020143325669</text:p>
          </table:table-cell>
          <table:table-cell table:formula="of:=[.C69]*[.$D$3]" office:value-type="float" office:value="-1.71010071662834" calcext:value-type="float">
            <text:p>-1,71010071662834</text:p>
          </table:table-cell>
          <table:table-cell table:formula="of:=TRUNC([.D69]; 1)" office:value-type="float" office:value="-1.7" calcext:value-type="float">
            <text:p>-1,7</text:p>
          </table:table-cell>
          <table:table-cell table:formula="of:=[.E69]+[.$F$3]" office:value-type="float" office:value="5.3" calcext:value-type="float">
            <text:p>5,3</text:p>
          </table:table-cell>
        </table:table-row>
        <table:table-row table:style-name="ro1">
          <table:table-cell table:formula="of:=[.A69]+[.$A$3]" office:value-type="float" office:value="162.5" calcext:value-type="float">
            <text:p>162,5</text:p>
          </table:table-cell>
          <table:table-cell table:formula="of:=[.A70]*PI()/180" office:value-type="float" office:value="2.83616003449079" calcext:value-type="float">
            <text:p>2,83616003449079</text:p>
          </table:table-cell>
          <table:table-cell table:formula="of:=SIN([.B70])" office:value-type="float" office:value="0.300705799504273" calcext:value-type="float">
            <text:p>0,300705799504273</text:p>
          </table:table-cell>
          <table:table-cell table:formula="of:=[.C70]*[.$D$3]" office:value-type="float" office:value="-1.50352899752137" calcext:value-type="float">
            <text:p>-1,50352899752137</text:p>
          </table:table-cell>
          <table:table-cell table:formula="of:=TRUNC([.D70]; 1)" office:value-type="float" office:value="-1.5" calcext:value-type="float">
            <text:p>-1,5</text:p>
          </table:table-cell>
          <table:table-cell table:formula="of:=[.E70]+[.$F$3]" office:value-type="float" office:value="5.5" calcext:value-type="float">
            <text:p>5,5</text:p>
          </table:table-cell>
        </table:table-row>
        <table:table-row table:style-name="ro1">
          <table:table-cell table:formula="of:=[.A70]+[.$A$3]" office:value-type="float" office:value="165" calcext:value-type="float">
            <text:p>165</text:p>
          </table:table-cell>
          <table:table-cell table:formula="of:=[.A71]*PI()/180" office:value-type="float" office:value="2.87979326579064" calcext:value-type="float">
            <text:p>2,87979326579064</text:p>
          </table:table-cell>
          <table:table-cell table:formula="of:=SIN([.B71])" office:value-type="float" office:value="0.258819045102521" calcext:value-type="float">
            <text:p>0,258819045102521</text:p>
          </table:table-cell>
          <table:table-cell table:formula="of:=[.C71]*[.$D$3]" office:value-type="float" office:value="-1.29409522551261" calcext:value-type="float">
            <text:p>-1,29409522551261</text:p>
          </table:table-cell>
          <table:table-cell table:formula="of:=TRUNC([.D71]; 1)" office:value-type="float" office:value="-1.2" calcext:value-type="float">
            <text:p>-1,2</text:p>
          </table:table-cell>
          <table:table-cell table:formula="of:=[.E71]+[.$F$3]" office:value-type="float" office:value="5.8" calcext:value-type="float">
            <text:p>5,8</text:p>
          </table:table-cell>
        </table:table-row>
        <table:table-row table:style-name="ro1">
          <table:table-cell table:formula="of:=[.A71]+[.$A$3]" office:value-type="float" office:value="167.5" calcext:value-type="float">
            <text:p>167,5</text:p>
          </table:table-cell>
          <table:table-cell table:formula="of:=[.A72]*PI()/180" office:value-type="float" office:value="2.9234264970905" calcext:value-type="float">
            <text:p>2,9234264970905</text:p>
          </table:table-cell>
          <table:table-cell table:formula="of:=SIN([.B72])" office:value-type="float" office:value="0.216439613938103" calcext:value-type="float">
            <text:p>0,216439613938103</text:p>
          </table:table-cell>
          <table:table-cell table:formula="of:=[.C72]*[.$D$3]" office:value-type="float" office:value="-1.08219806969052" calcext:value-type="float">
            <text:p>-1,08219806969052</text:p>
          </table:table-cell>
          <table:table-cell table:formula="of:=TRUNC([.D72]; 1)" office:value-type="float" office:value="-1" calcext:value-type="float">
            <text:p>-1</text:p>
          </table:table-cell>
          <table:table-cell table:formula="of:=[.E72]+[.$F$3]" office:value-type="float" office:value="6" calcext:value-type="float">
            <text:p>6</text:p>
          </table:table-cell>
        </table:table-row>
        <table:table-row table:style-name="ro1">
          <table:table-cell table:formula="of:=[.A72]+[.$A$3]" office:value-type="float" office:value="170" calcext:value-type="float">
            <text:p>170</text:p>
          </table:table-cell>
          <table:table-cell table:formula="of:=[.A73]*PI()/180" office:value-type="float" office:value="2.96705972839036" calcext:value-type="float">
            <text:p>2,96705972839036</text:p>
          </table:table-cell>
          <table:table-cell table:formula="of:=SIN([.B73])" office:value-type="float" office:value="0.17364817766693" calcext:value-type="float">
            <text:p>0,17364817766693</text:p>
          </table:table-cell>
          <table:table-cell table:formula="of:=[.C73]*[.$D$3]" office:value-type="float" office:value="-0.868240888334651" calcext:value-type="float">
            <text:p>-0,868240888334651</text:p>
          </table:table-cell>
          <table:table-cell table:formula="of:=TRUNC([.D73]; 1)" office:value-type="float" office:value="-0.8" calcext:value-type="float">
            <text:p>-0,8</text:p>
          </table:table-cell>
          <table:table-cell table:formula="of:=[.E73]+[.$F$3]" office:value-type="float" office:value="6.2" calcext:value-type="float">
            <text:p>6,2</text:p>
          </table:table-cell>
        </table:table-row>
        <table:table-row table:style-name="ro1">
          <table:table-cell table:formula="of:=[.A73]+[.$A$3]" office:value-type="float" office:value="172.5" calcext:value-type="float">
            <text:p>172,5</text:p>
          </table:table-cell>
          <table:table-cell table:formula="of:=[.A74]*PI()/180" office:value-type="float" office:value="3.01069295969022" calcext:value-type="float">
            <text:p>3,01069295969022</text:p>
          </table:table-cell>
          <table:table-cell table:formula="of:=SIN([.B74])" office:value-type="float" office:value="0.130526192220052" calcext:value-type="float">
            <text:p>0,130526192220052</text:p>
          </table:table-cell>
          <table:table-cell table:formula="of:=[.C74]*[.$D$3]" office:value-type="float" office:value="-0.652630961100258" calcext:value-type="float">
            <text:p>-0,652630961100258</text:p>
          </table:table-cell>
          <table:table-cell table:formula="of:=TRUNC([.D74]; 1)" office:value-type="float" office:value="-0.6" calcext:value-type="float">
            <text:p>-0,6</text:p>
          </table:table-cell>
          <table:table-cell table:formula="of:=[.E74]+[.$F$3]" office:value-type="float" office:value="6.4" calcext:value-type="float">
            <text:p>6,4</text:p>
          </table:table-cell>
        </table:table-row>
        <table:table-row table:style-name="ro1">
          <table:table-cell table:formula="of:=[.A74]+[.$A$3]" office:value-type="float" office:value="175" calcext:value-type="float">
            <text:p>175</text:p>
          </table:table-cell>
          <table:table-cell table:formula="of:=[.A75]*PI()/180" office:value-type="float" office:value="3.05432619099008" calcext:value-type="float">
            <text:p>3,05432619099008</text:p>
          </table:table-cell>
          <table:table-cell table:formula="of:=SIN([.B75])" office:value-type="float" office:value="0.0871557427476586" calcext:value-type="float">
            <text:p>0,087155742747659</text:p>
          </table:table-cell>
          <table:table-cell table:formula="of:=[.C75]*[.$D$3]" office:value-type="float" office:value="-0.435778713738293" calcext:value-type="float">
            <text:p>-0,435778713738293</text:p>
          </table:table-cell>
          <table:table-cell table:formula="of:=TRUNC([.D75]; 1)" office:value-type="float" office:value="-0.4" calcext:value-type="float">
            <text:p>-0,4</text:p>
          </table:table-cell>
          <table:table-cell table:formula="of:=[.E75]+[.$F$3]" office:value-type="float" office:value="6.6" calcext:value-type="float">
            <text:p>6,6</text:p>
          </table:table-cell>
        </table:table-row>
        <table:table-row table:style-name="ro1">
          <table:table-cell table:formula="of:=[.A75]+[.$A$3]" office:value-type="float" office:value="177.5" calcext:value-type="float">
            <text:p>177,5</text:p>
          </table:table-cell>
          <table:table-cell table:formula="of:=[.A76]*PI()/180" office:value-type="float" office:value="3.09795942228993" calcext:value-type="float">
            <text:p>3,09795942228993</text:p>
          </table:table-cell>
          <table:table-cell table:formula="of:=SIN([.B76])" office:value-type="float" office:value="0.0436193873653361" calcext:value-type="float">
            <text:p>0,043619387365336</text:p>
          </table:table-cell>
          <table:table-cell table:formula="of:=[.C76]*[.$D$3]" office:value-type="float" office:value="-0.21809693682668" calcext:value-type="float">
            <text:p>-0,21809693682668</text:p>
          </table:table-cell>
          <table:table-cell table:formula="of:=TRUNC([.D76]; 1)" office:value-type="float" office:value="-0.2" calcext:value-type="float">
            <text:p>-0,2</text:p>
          </table:table-cell>
          <table:table-cell table:formula="of:=[.E76]+[.$F$3]" office:value-type="float" office:value="6.8" calcext:value-type="float">
            <text:p>6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6:13:46.0144397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29:56.791907847</meta:creation-date>
    <dc:date>2019-09-25T16:15:40.839340877</dc:date>
    <meta:editing-duration>PT2M23S</meta:editing-duration>
    <meta:editing-cycles>2</meta:editing-cycles>
    <meta:generator>LibreOffice/5.2.7.2$Linux_x86 LibreOffice_project/20m0$Build-2</meta:generator>
    <meta:document-statistic meta:table-count="1" meta:cell-count="4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8cm" svg:y="4.201cm" style:legend-expansion="high" chart:style-name="ch2"/>
        <chart:plot-area chart:style-name="ch3" table:cell-range-address="Hoja1.F5:Hoja1.F76" svg:x="0.32cm" svg:y="0.18cm" svg:width="12.349cm" svg:height="8.64cm">
          <chartooo:coordinate-region svg:x="0.756cm" svg:y="0.379cm" svg:width="11.913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5:Hoja1.F76" chart:class="chart:line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Hoja1.F5:Hoja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